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4f9" officeooo:paragraph-rsid="0019d4f9"/>
    </style:style>
    <style:style style:name="P2" style:family="paragraph" style:parent-style-name="Standard">
      <style:text-properties officeooo:rsid="001a8830" officeooo:paragraph-rsid="001a8830"/>
    </style:style>
    <style:style style:name="P3" style:family="paragraph" style:parent-style-name="Standard">
      <style:text-properties officeooo:rsid="001beaf0" officeooo:paragraph-rsid="001beaf0"/>
    </style:style>
    <style:style style:name="P4" style:family="paragraph" style:parent-style-name="Standard">
      <style:text-properties officeooo:rsid="001beaf0" officeooo:paragraph-rsid="001d9f36"/>
    </style:style>
    <style:style style:name="P5" style:family="paragraph" style:parent-style-name="Standard">
      <style:text-properties officeooo:rsid="001ee132" officeooo:paragraph-rsid="001ee132"/>
    </style:style>
    <style:style style:name="P6" style:family="paragraph" style:parent-style-name="Standard">
      <style:text-properties officeooo:rsid="001ee132" officeooo:paragraph-rsid="001ee132" fo:background-color="#c71585"/>
    </style:style>
    <style:style style:name="P7" style:family="paragraph" style:parent-style-name="Standard">
      <style:text-properties officeooo:rsid="00206b14" officeooo:paragraph-rsid="00206b14"/>
    </style:style>
    <style:style style:name="P8" style:family="paragraph" style:parent-style-name="Standard">
      <style:text-properties officeooo:rsid="00206b14" officeooo:paragraph-rsid="00206b14" fo:background-color="#dda0dd"/>
    </style:style>
    <style:style style:name="P9" style:family="paragraph" style:parent-style-name="Standard">
      <style:text-properties officeooo:rsid="00210b54" officeooo:paragraph-rsid="00210b54"/>
    </style:style>
    <style:style style:name="P10" style:family="paragraph" style:parent-style-name="Standard">
      <style:text-properties officeooo:rsid="00210b54" officeooo:paragraph-rsid="00210b54" fo:background-color="#bc8f8f"/>
    </style:style>
    <style:style style:name="T1" style:family="text">
      <style:text-properties fo:color="#c9211e" fo:background-color="#ffff00" loext:char-shading-value="0"/>
    </style:style>
    <style:style style:name="T2" style:family="text">
      <style:text-properties fo:color="#c9211e" officeooo:rsid="001beaf0" fo:background-color="#000000" loext:char-shading-value="0"/>
    </style:style>
    <style:style style:name="T3" style:family="text">
      <style:text-properties officeooo:rsid="001d9f36"/>
    </style:style>
    <style:style style:name="T4" style:family="text">
      <style:text-properties fo:background-color="#c71585" loext:char-shading-value="0"/>
    </style:style>
    <style:style style:name="T5" style:family="text">
      <style:text-properties fo:background-color="#f0fff0" loext:char-shading-value="0"/>
    </style:style>
    <style:style style:name="T6" style:family="text">
      <style:text-properties officeooo:rsid="00210b5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0b54" style:font-weight-asian="bold" style:font-weight-complex="bold"/>
    </style:style>
    <style:style style:name="T9" style:family="text">
      <style:text-properties fo:color="#000080" fo:font-weight="bold" officeooo:rsid="00210b54" style:font-weight-asian="bold" style:font-weight-complex="bold"/>
    </style:style>
    <style:style style:name="T10" style:family="text">
      <style:text-properties fo:color="#000080" fo:font-weight="bold" officeooo:rsid="00210b54" fo:background-color="#bc8f8f" loext:char-shading-value="0" style:font-weight-asian="bold" style:font-weight-complex="bold"/>
    </style:style>
    <style:style style:name="T11" style:family="text">
      <style:text-properties fo:color="#006400"/>
    </style:style>
    <style:style style:name="T12" style:family="text">
      <style:text-properties fo:color="#7cfc00"/>
    </style:style>
    <style:style style:name="T13" style:family="text">
      <style:text-properties fo:color="#228b22"/>
    </style:style>
    <style:style style:name="T14" style:family="text">
      <style:text-properties fo:color="#228b22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in+r in windows opens note pad for linux it’s nano</text:p>
      <text:p text:style-name="P3">:~$ nano <text:s text:c="13"/><text:span text:style-name="T3"># Opens text editor in terminal </text:span></text:p>
      <text:p text:style-name="P3">:<text:span text:style-name="T3">~$ nano subash <text:s text:c="3"/># Opens text editor in terminal naming It as subash</text:span></text:p>
      <text:p text:style-name="P1"/>
      <text:p text:style-name="P1">Dameon Hunting linux <text:s/>:</text:p>
      <text:p text:style-name="P1"/>
      <text:p text:style-name="P2">Dameon are the background process which is making our linux server in life.</text:p>
      <text:p text:style-name="P2"/>
      <text:p text:style-name="P2">Everytime we run a programme .boom there is many process added</text:p>
      <text:p text:style-name="P2"/>
      <text:p text:style-name="P2">kali_37@kali-37:~$ <text:span text:style-name="T1">ps -aux <text:s text:c="5"/></text:span><text:span text:style-name="T2">#To look for processes what are running </text:span></text:p>
      <text:p text:style-name="P2">USER <text:s text:c="8"/>PID %CPU %MEM <text:s text:c="3"/>VSZ <text:s text:c="2"/>RSS TTY <text:s text:c="5"/>STAT START <text:s text:c="2"/>TIME COMMAND</text:p>
      <text:p text:style-name="P2">root <text:s text:c="10"/>1 <text:s/>0.0 <text:s/>0.1 167956 11704 ? <text:s text:c="7"/>Ss <text:s text:c="2"/>08:38 <text:s text:c="2"/>0:01 /sbin/init splash</text:p>
      <text:p text:style-name="P2">root <text:s text:c="10"/>2 <text:s/>0.0 <text:s/>0.0 <text:s text:c="5"/>0 <text:s text:c="4"/>0 ? <text:s text:c="7"/>S <text:s text:c="3"/>08:38 <text:s text:c="2"/>0:00 [kthreadd]</text:p>
      <text:p text:style-name="P2">root <text:s text:c="10"/>3 <text:s/>0.0 <text:s/>0.0 <text:s text:c="5"/>0 <text:s text:c="4"/>0 ? <text:s text:c="7"/>I&lt; <text:s text:c="2"/>08:38 <text:s text:c="2"/>0:00 [rcu_gp]</text:p>
      <text:p text:style-name="P2">root <text:s text:c="10"/>4 <text:s/>0.0 <text:s/>0.0 <text:s text:c="5"/>0 <text:s text:c="4"/>0 ? <text:s text:c="7"/>I&lt; <text:s text:c="2"/>08:38 <text:s text:c="2"/>0:00 [rcu_par_gp]</text:p>
      <text:p text:style-name="P2">root <text:s text:c="10"/>6 <text:s/>0.0 <text:s/>0.0 <text:s text:c="5"/>0 <text:s text:c="4"/>0 ? <text:s text:c="7"/>I&lt; <text:s text:c="2"/>08:38 <text:s text:c="2"/>0:00 [kworker/0:0H-events_highpri]</text:p>
      <text:p text:style-name="P2">root <text:s text:c="10"/>9 <text:s/>0.0 <text:s/>0.0 <text:s text:c="5"/>0 <text:s text:c="4"/>0 ? <text:s text:c="7"/>I&lt; <text:s text:c="2"/>08:38 <text:s text:c="2"/>0:00 [mm_percpu_wq]</text:p>
      <text:p text:style-name="P2">root <text:s text:c="9"/>10 <text:s/>0.0 <text:s/>0.0 <text:s text:c="5"/>0 <text:s text:c="4"/>0 ? <text:s text:c="7"/>S <text:s text:c="3"/>08:38 <text:s text:c="2"/>0:00 [rcu_tasks_rude_]</text:p>
      <text:p text:style-name="P2">root <text:s text:c="9"/>11 <text:s/>0.0 <text:s/>0.0 <text:s text:c="5"/>0 <text:s text:c="4"/>0 ? <text:s text:c="7"/>S <text:s text:c="3"/>08:38 <text:s text:c="2"/>0:00 [rc</text:p>
      <text:p text:style-name="P2"/>
      <text:p text:style-name="P3">Opening another terminal .Now, two terminal they are ;</text:p>
      <text:p text:style-name="P3">T1 and T2</text:p>
      <text:p text:style-name="P3"/>
      <text:p text:style-name="P4">IN T1 opening :</text:p>
      <text:p text:style-name="P4"><text:span text:style-name="T3">nano <text:s/>nmap</text:span></text:p>
      <text:p text:style-name="P4"><text:span text:style-name="T3">#folder is created in name nmap </text:span></text:p>
      <text:p text:style-name="P4"><text:s/><text:span text:style-name="T3">IN T2 opening:</text:span></text:p>
      <text:p text:style-name="P4"><text:span text:style-name="T3">ps -aux | grep nmap</text:span></text:p>
      <text:p text:style-name="P4"><text:s text:c="33"/><text:span text:style-name="T3"># running related process in the name of nmap is shown where text editor is also <text:tab/><text:tab/><text:tab/><text:tab/> <text:s text:c="117"/>seen </text:span></text:p>
      <text:p text:style-name="P4">kali_37 <text:s text:c="2"/>223289 <text:s/>0.0 <text:s/>0.0 <text:s/>18556 <text:s/>4032 pts/1 <text:s text:c="3"/>S+ <text:s text:c="2"/>10:42 <text:s text:c="2"/>0:00 nano nmap <text:s text:c="3"/><text:span text:style-name="T3"># this is the process for <text:tab/><text:tab/><text:tab/><text:tab/> <text:s text:c="96"/>nmap</text:span></text:p>
      <text:p text:style-name="P4"/>
      <text:p text:style-name="P4">kali_37 <text:s text:c="2"/>223826 <text:s/>0.0 <text:s/>0.0 <text:s/>17880 <text:s text:c="2"/>656 pts/0 <text:s text:c="3"/>S+ <text:s text:c="2"/>10:42 <text:s text:c="2"/>0:00 grep --color=auto nmap</text:p>
      <text:p text:style-name="P4">kali_37@kali-37:~$ </text:p>
      <text:p text:style-name="P4"><text:s/></text:p>
      <text:p text:style-name="P2"/>
      <text:p text:style-name="P2"/>
      <text:p text:style-name="P2"/>
      <text:p text:style-name="P2"/>
      <text:p text:style-name="P2">System daemons</text:p>
      <text:p text:style-name="P2"/>
      <text:p text:style-name="P2">kali_37@kali-37:~$ pstree <text:s text:c="13"/><text:span text:style-name="T3"># list processes in tree form </text:span></text:p>
      <text:p text:style-name="P2">systemd─┬─ModemManager───2*[{ModemManager}]</text:p>
      <text:p text:style-name="P2"><text:s text:c="8"/>├─NetworkManager───2*[{NetworkManager}]</text:p>
      <text:p text:style-name="P2"><text:s text:c="8"/>├─accounts-daemon───2*[{accounts-daemon}]</text:p>
      <text:p text:style-name="P2"><text:s text:c="8"/>├─acpid</text:p>
      <text:p text:style-name="P2"><text:s text:c="8"/>├─avahi-daemon───avahi-daemon</text:p>
      <text:p text:style-name="P2"><text:soft-page-break/><text:s text:c="8"/>├─colord───2*[{colord}]</text:p>
      <text:p text:style-name="P2"><text:s text:c="8"/>├─cron</text:p>
      <text:p text:style-name="P2"><text:s text:c="8"/>├─cups-browsed───2*[{cups-browsed}]</text:p>
      <text:p text:style-name="P2"><text:s text:c="8"/>├─cupsd</text:p>
      <text:p text:style-name="P2"><text:s text:c="8"/>├─dbus-daemon</text:p>
      <text:p text:style-name="P2"><text:s text:c="8"/>├─gdm3─┬─gdm-session-wor─┬─gdm-x-session─┬─Xorg───20*[{Xorg}]</text:p>
      <text:p text:style-name="P2"><text:s text:c="8"/>│ <text:s text:c="5"/>│ <text:s text:c="16"/>│ <text:s text:c="14"/>├─gnome-session-b─┬─ssh-agent</text:p>
      <text:p text:style-name="P2"><text:s text:c="8"/>│ <text:s text:c="5"/>│ <text:s text:c="16"/>│ <text:s text:c="14"/>│ <text:s text:c="16"/>└─2*[{gnome-session-b}]</text:p>
      <text:p text:style-name="P2"><text:s text:c="8"/>│ <text:s text:c="5"/>│ <text:s text:c="16"/>│ <text:s text:c="14"/>└─2*[{gdm-x-session}]</text:p>
      <text:p text:style-name="P2"><text:s text:c="8"/>│ <text:s text:c="5"/>│ <text:s text:c="16"/>└─2*[{gdm-session-wor}]</text:p>
      <text:p text:style-name="P2"><text:s text:c="8"/>│ <text:s text:c="5"/>└─2*[{gdm3}]</text:p>
      <text:p text:style-name="P2"><text:s text:c="8"/>├─gnome-keyring-d───3*[{gnome-keyring-d}]</text:p>
      <text:p text:style-name="P2"><text:s text:c="8"/>├─irqbalance───{irqbalance}</text:p>
      <text:p text:style-name="P2"><text:s text:c="8"/>├─2*[kerneloops]</text:p>
      <text:p text:style-name="P2"><text:s text:c="8"/>├─2*[mount.ntfs]</text:p>
      <text:p text:style-name="P2"><text:s text:c="8"/>├─networkd-dispat</text:p>
      <text:p text:style-name="P2"><text:s text:c="8"/>├─nmbd</text:p>
      <text:p text:style-name="P2"><text:s text:c="8"/>├─polkitd───2*[{polkitd}]</text:p>
      <text:p text:style-name="P2"><text:s text:c="8"/>├─preload</text:p>
      <text:p text:style-name="P2"><text:s text:c="8"/>├─rsyslogd───3*[{rsyslogd}]</text:p>
      <text:p text:style-name="P2"><text:s text:c="8"/>├─rtkit-daemon───2*[{rtkit-daemon}]</text:p>
      <text:p text:style-name="P2"><text:s text:c="8"/>├─smbd─┬─cleanupd</text:p>
      <text:p text:style-name="P2"><text:s text:c="8"/>│ <text:s text:c="5"/>├─lpqd</text:p>
      <text:p text:style-name="P2"><text:s text:c="8"/>│ <text:s text:c="5"/>└─smbd-notifyd</text:p>
      <text:p text:style-name="P2"><text:s text:c="8"/>├─snapd───14*[{snapd}]</text:p>
      <text:p text:style-name="P2"><text:s text:c="8"/>├─switcheroo-cont───2*[{switcheroo-cont}]</text:p>
      <text:p text:style-name="P2"><text:s text:c="8"/>├─systemd─┬─(sd-pam)</text:p>
      <text:p text:style-name="P2"><text:s text:c="8"/>│ <text:s text:c="8"/>├─at-spi-bus-laun─┬─dbus-daemon</text:p>
      <text:p text:style-name="P2"><text:s text:c="8"/>│ <text:s text:c="8"/>│ <text:s text:c="16"/>└─3*[{at-spi-bus-laun}]</text:p>
      <text:p text:style-name="P2"><text:s text:c="8"/>│ <text:s text:c="8"/>├─at-spi2-registr───2*[{at-spi2-registr}]</text:p>
      <text:p text:style-name="P2"><text:s text:c="8"/>│ <text:s text:c="8"/>├─chrome─┬─2*[cat]</text:p>
      <text:p text:style-name="P2"><text:s text:c="8"/>│ <text:s text:c="8"/>│ <text:s text:c="7"/>├─chrome───chrome───12*[{chrome}]</text:p>
      <text:p text:style-name="P2"><text:s text:c="8"/>│ <text:s text:c="8"/>│ <text:s text:c="7"/>├─chrome─┬─chrome─┬─chrome───5*[{chrome}]</text:p>
      <text:p text:style-name="P2"><text:s text:c="8"/>│ <text:s text:c="10"/>………………………………………………………………………..</text:p>
      <text:p text:style-name="P2">…………………………..<text:span text:style-name="T3">etc</text:span></text:p>
      <text:p text:style-name="P2"/>
      <text:p text:style-name="P2"/>
      <text:p text:style-name="P2"/>
      <text:p text:style-name="P2">kali_37@kali-37:~$ sudo systemctl list-units</text:p>
      <text:p text:style-name="P2"/>
      <text:p text:style-name="P8">Lists all the process daemons running with their types ,<text:span text:style-name="T6">examples </text:span><text:span text:style-name="T10">acpid</text:span><text:span text:style-name="T6"> we will be going through</text:span></text:p>
      <text:p text:style-name="P7"/>
      <text:p text:style-name="P7">kali_37@kali-37:~$ sudo systemctl list-units -t service </text:p>
      <text:p text:style-name="P7"><text:s/></text:p>
      <text:p text:style-name="P8">lists all the daemons only related to type services <text:span text:style-name="T5">-t service </text:span>means</text:p>
      <text:p text:style-name="P8">also writes about them active disabled or inactive and description;</text:p>
      <text:p text:style-name="P2"/>
      <text:p text:style-name="P2">kali_37@kali-37:~$ sudo systemctl list-unit-files | grep acpid</text:p>
      <text:p text:style-name="P10"># list about acpid it’s enabled , disabled or working everything about the particular file</text:p>
      <text:p text:style-name="P2"><text:soft-page-break/>acpid.path <text:s text:c="40"/>enabled <text:s text:c="8"/>enabled <text:s text:c="5"/></text:p>
      <text:p text:style-name="P2">acpid.service <text:s text:c="37"/>disabled <text:s text:c="7"/>enabled <text:s text:c="5"/></text:p>
      <text:p text:style-name="P2">acpid.socket <text:s text:c="38"/>enabled <text:s text:c="8"/>enabled <text:s text:c="5"/></text:p>
      <text:p text:style-name="P2">kali_37@kali-37:~$ </text:p>
      <text:p text:style-name="P2"/>
      <text:p text:style-name="P2"/>
      <text:p text:style-name="P2"/>
      <text:p text:style-name="P2"><text:span text:style-name="T6">&gt;&gt;&gt;</text:span> <text:s/></text:p>
      <text:p text:style-name="P2"/>
      <text:p text:style-name="P2">kali_37@kali-37:~$ sudo systemctl status acpid <text:s text:c="2"/><text:span text:style-name="T6"># shows status as below shown</text:span></text:p>
      <text:p text:style-name="P2"/>
      <text:p text:style-name="P2"><text:span text:style-name="T14">●</text:span><text:span text:style-name="T7"> </text:span>acpid.service - ACPI event daemon</text:p>
      <text:p text:style-name="P2"><text:s text:c="5"/>Loaded: loaded (/lib/systemd/system/acpid.service; disabled; vendor pres&gt;</text:p>
      <text:p text:style-name="P2"><text:s text:c="5"/>Active: <text:span text:style-name="T14">active (running)</text:span> since Sun 2021-11-28 08:39:12 +0545; 3h 57min a&gt;</text:p>
      <text:p text:style-name="P2">TriggeredBy: <text:span text:style-name="T14">●</text:span><text:span text:style-name="T13"> </text:span>acpid.path</text:p>
      <text:p text:style-name="P2"><text:s text:c="13"/><text:span text:style-name="T14">● </text:span>acpid.socket</text:p>
      <text:p text:style-name="P2"><text:s text:c="7"/>Docs: man:acpid(8)</text:p>
      <text:p text:style-name="P2"><text:s text:c="3"/>Main PID: 830 (acpid)</text:p>
      <text:p text:style-name="P2"><text:s text:c="6"/>Tasks: 1 (limit: 9361)</text:p>
      <text:p text:style-name="P2"><text:s text:c="5"/>Memory: 364.0K</text:p>
      <text:p text:style-name="P2"><text:s text:c="5"/>CGroup: /system.slice/acpid.service</text:p>
      <text:p text:style-name="P2"><text:s text:c="13"/>└─830 /usr/sbin/acpid</text:p>
      <text:p text:style-name="P2"/>
      <text:p text:style-name="P2"/>
      <text:p text:style-name="P2"/>
      <text:p text:style-name="P9">&lt;&lt;&lt; </text:p>
      <text:p text:style-name="P9"/>
      <text:p text:style-name="P9"/>
      <text:p text:style-name="P2"/>
      <text:p text:style-name="P2">kali_37@kali-37:~$ sudo sysytemctl stop acpid</text:p>
      <text:p text:style-name="P6">It stops acpid which is daemon working on background</text:p>
      <text:p text:style-name="P5"/>
      <text:p text:style-name="P5"/>
      <text:p text:style-name="P2">kali_37@kali-37:~$ sudo systemctl status acpid</text:p>
      <text:p text:style-name="P2"/>
      <text:p text:style-name="P5"><text:span text:style-name="T4">It shows active or inactive of the acpid</text:span> </text:p>
      <text:p text:style-name="P5"/>
      <text:p text:style-name="P5">kali_37@kali-37:~$ sudo systemctl restart acpid</text:p>
      <text:p text:style-name="P5"/>
      <text:p text:style-name="P6">It restart acpid </text:p>
      <text:p text:style-name="P5">kali_37@kali-37:~$ sudo systemctl disable acpid</text:p>
      <text:p text:style-name="P5"/>
      <text:p text:style-name="P6">It disable acpid even now it will not run in background after the system is booted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18:52.054665161</meta:creation-date>
    <dc:date>2021-11-28T16:26:53.028809809</dc:date>
    <meta:editing-duration>PT3H38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04" meta:word-count="521" meta:character-count="5127" meta:non-whitespace-character-count="3334"/>
  </office:meta>
</office:document-meta>
</file>